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4pt" style:text-underline-style="solid" style:text-underline-width="auto" style:text-underline-color="font-color" style:font-size-asian="14pt" style:font-size-complex="14pt"/>
    </style:style>
    <style:style style:name="P2" style:family="paragraph" style:parent-style-name="Standard">
      <style:text-properties style:font-name="Calibri" fo:font-size="14pt" style:text-underline-style="none"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éliorations possibles :</text:p>
      <text:p text:style-name="P1"/>
      <text:p text:style-name="P2">Bien que nous soyons très satisfaits du programme final, il reste tout de même certaines choses qui pourraient être améliorées :<text:line-break/></text:p>
      <text:p text:style-name="P2">Tout d'abord, il existe un problème au niveau des fichiers .cif. Cela de dépend pas de notre programme, mais des données des fichiers .cif qui ne sont pas toujours cohérentes. En effet, certains d'entre eux affichent trop d'atomes, et ne représentent pas une maille primitive.</text:p>
      <text:p text:style-name="P2"/>
      <text:p text:style-name="P2">Il serait aussi intéressant de pouvoir tracer les arrêtes des mailles pour plus de visibilité, ainsi que les liaisons interatomiques. Cependant, les calculs pour pouvoir les tracer sont très difficiles à faire car ils demandent de nombreux autres paramètres (la taille des atomes réels notamment), et nécéssitent de prendre en compte des intéractions supplémentaires (Wand der Waals, liaisons H …) qui sont très difficilement prévisibles si l'on ne fait pas du cas par cas.</text:p>
      <text:p text:style-name="P2"/>
      <text:p text:style-name="P2">Il serait aussi utile pour les utilisateurs de pouvoir afficher les sites interstitiels d'une maille pour pouvoir prévoir les alliages possibles. (Et si possible de calculer en plus leur taille maximale pour pouvoir prévoir la des alliages par insersion ou par substitution). Mais cela demande des calculs qui nous étaient impossibles de faire dans le temps imparti.</text:p>
      <text:p text:style-name="P2"/>
      <text:p text:style-name="P2">Enfin, le problème peut-être le plus génant pour l'utilisation du logiciel est qu'il ne fonctionne qu'avec windows. En effet, l'API (Application Programming Interface) utilisée pour construire la fenêtre n'est compatible qu'avec windows. Il faudrait reprendre le programme presque au début (à l'affichade de la fenêtre) et programmer différemment pour le faire tourner sur d'autres systèmes d'exploitation.</text:p>
      <text:p text:style-name="P2">Cependant, notre tuteur à qui le projet était initialement destiné utilise Windows, et c'est aussi le stystème d'exploitation utilisé par la plupart des personnes suceptibles de l'utili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23T18:33:14.01</meta:creation-date>
    <meta:editing-duration>PT05H11M39S</meta:editing-duration>
    <meta:editing-cycles>3</meta:editing-cycles>
    <meta:generator>OpenOffice.org/3.2$Win32 OpenOffice.org_project/320m18$Build-9502</meta:generator>
    <meta:initial-creator>ha gwen</meta:initial-creator>
    <dc:date>2011-05-23T23:44:50.72</dc:date>
    <dc:creator>ha gwen</dc:creator>
    <meta:document-statistic meta:table-count="0" meta:image-count="0" meta:object-count="0" meta:page-count="1" meta:paragraph-count="7" meta:word-count="284" meta:character-count="1864"/>
  </office:meta>
</office:document-meta>
</file>